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0572" officeooo:paragraph-rsid="00170572"/>
    </style:style>
    <style:style style:name="P2" style:family="paragraph" style:parent-style-name="Standard">
      <style:text-properties officeooo:rsid="0017a91e" officeooo:paragraph-rsid="0017a91e"/>
    </style:style>
    <style:style style:name="P3" style:family="paragraph" style:parent-style-name="Standard" style:list-style-name="L1">
      <style:text-properties officeooo:rsid="0017a91e" officeooo:paragraph-rsid="0017a91e"/>
    </style:style>
    <style:style style:name="P4" style:family="paragraph" style:parent-style-name="Standard" style:list-style-name="L1">
      <style:text-properties officeooo:rsid="0017bd9c" officeooo:paragraph-rsid="0017bd9c"/>
    </style:style>
    <style:style style:name="P5" style:family="paragraph" style:parent-style-name="Standard" style:list-style-name="L1">
      <style:text-properties officeooo:rsid="001a00d2" officeooo:paragraph-rsid="001a00d2"/>
    </style:style>
    <style:style style:name="T1" style:family="text">
      <style:text-properties officeooo:rsid="0017bd9c"/>
    </style:style>
    <style:style style:name="T2" style:family="text">
      <style:text-properties officeooo:rsid="001adf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 web manual : confiq, routes, controller, view,</text:p>
      <text:p text:style-name="P1">skecth</text:p>
      <text:p text:style-name="P1"/>
      <text:p text:style-name="P1"/>
      <text:p text:style-name="P2">ruby class</text:p>
      <text:p text:style-name="P2">erd ke inggris</text:p>
      <text:p text:style-name="P2">relasi</text:p>
      <text:p text:style-name="P2"/>
      <text:list xml:id="list1537307768" text:style-name="L1">
        <text:list-item>
          <text:p text:style-name="P3"><text:s/><text:span text:style-name="T1">rails new nama_project -d mysql</text:span></text:p>
        </text:list-item>
        <text:list-item>
          <text:p text:style-name="P5">rake db:create</text:p>
        </text:list-item>
        <text:list-item>
          <text:p text:style-name="P4">rails g model/<text:span text:style-name="T2">scaffold</text:span> Book title:string about:string </text:p>
        </text:list-item>
        <text:list-item>
          <text:p text:style-name="P4">rails <text:a xlink:type="simple" xlink:href="db:migrate" text:style-name="Internet_20_link" text:visited-style-name="Visited_20_Internet_20_Link">db:migrate</text:a></text:p>
        </text:list-item>
        <text:list-item>
          <text:p text:style-name="P4">rails g controller books index</text:p>
        </text:list-item>
        <text:list-item>
          <text:p text:style-name="P4">buka di file controller tambahkan kode di setiap method</text:p>
        </text:list-item>
        <text:list-item>
          <text:p text:style-name="P4">panggil di view</text:p>
        </text:list-item>
        <text:list-item>
          <text:p text:style-name="P4">buka file seed untuk menmbah record</text:p>
        </text:list-item>
        <text:list-item>
          <text:p text:style-name="P4">jalankan rails <text:a xlink:type="simple" xlink:href="db:seed" text:style-name="Internet_20_link" text:visited-style-name="Visited_20_Internet_20_Link">db:seed</text:a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08:36:23.860779090</meta:creation-date>
    <dc:date>2020-09-01T14:54:37.142452804</dc:date>
    <meta:editing-duration>PT2H16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66" meta:character-count="381" meta:non-whitespace-character-count="337"/>
  </office:meta>
</office:document-meta>
</file>